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11.327cm" svg:y="0.465cm">
            <draw:object draw:notify-on-update-of-ranges="Hoja1.A1:Hoja1.A1 Hoja1.A2:Hoja1.A11 Hoja1.B1:Hoja1.B1 Hoja1.B2:Hoja1.B11 Hoja1.A1:Hoja1.A1 Hoja1.A2:Hoja1.A11 Hoja1.C1:Hoja1.C1 Hoja1.C2:Hoja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(n)</text:p>
          </table:table-cell>
          <table:table-cell table:style-name="ce1" office:value-type="string" calcext:value-type="string">
            <text:p>T_teorico</text:p>
          </table:table-cell>
          <table:table-cell table:style-name="ce1" office:value-type="string" calcext:value-type="string">
            <text:p>K</text:p>
          </table:table-cell>
          <table:table-cell table:style-name="ce1"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7360" calcext:value-type="float">
            <text:p>427360</text:p>
          </table:table-cell>
          <table:table-cell table:formula="of:=[.D$11]*([.A2]*[.A2])" office:value-type="float" office:value="4069971.2747868" calcext:value-type="float">
            <text:p>4069971,2747868</text:p>
          </table:table-cell>
          <table:table-cell table:formula="of:=[.B2]/([.A2]*[.A2])" office:value-type="float" office:value="52.7604938271605" calcext:value-type="float">
            <text:p>52,7604938271605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2981" calcext:value-type="float">
            <text:p>662981</text:p>
          </table:table-cell>
          <table:table-cell table:formula="of:=[.D$11]*([.A3]*[.A3])" office:value-type="float" office:value="4534751.94505566" calcext:value-type="float">
            <text:p>4534751,94505566</text:p>
          </table:table-cell>
          <table:table-cell table:formula="of:=[.B3]/([.A3]*[.A3])" office:value-type="float" office:value="73.4604986149585" calcext:value-type="float">
            <text:p>73,460498614958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5997" calcext:value-type="float">
            <text:p>915997</text:p>
          </table:table-cell>
          <table:table-cell table:formula="of:=[.D$11]*([.A4]*[.A4])" office:value-type="float" office:value="5024655.89479851" calcext:value-type="float">
            <text:p>5024655,89479851</text:p>
          </table:table-cell>
          <table:table-cell table:formula="of:=[.B4]/([.A4]*[.A4])" office:value-type="float" office:value="91.5997" calcext:value-type="float">
            <text:p>91,5997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78290" calcext:value-type="float">
            <text:p>3778290</text:p>
          </table:table-cell>
          <table:table-cell table:formula="of:=[.D$11]*([.A5]*[.A5])" office:value-type="float" office:value="11305475.7632967" calcext:value-type="float">
            <text:p>11305475,7632967</text:p>
          </table:table-cell>
          <table:table-cell table:formula="of:=[.B5]/([.A5]*[.A5])" office:value-type="float" office:value="167.924" calcext:value-type="float">
            <text:p>167,924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557861" calcext:value-type="float">
            <text:p>13557861</text:p>
          </table:table-cell>
          <table:table-cell table:formula="of:=[.D$11]*([.A6]*[.A6])" office:value-type="float" office:value="20098623.5791941" calcext:value-type="float">
            <text:p>20098623,5791941</text:p>
          </table:table-cell>
          <table:table-cell table:formula="of:=[.B6]/([.A6]*[.A6])" office:value-type="float" office:value="338.946525" calcext:value-type="float">
            <text:p>338,946525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4668683" calcext:value-type="float">
            <text:p>34668683</text:p>
          </table:table-cell>
          <table:table-cell table:formula="of:=[.D$11]*([.A7]*[.A7])" office:value-type="float" office:value="31404099.3424907" calcext:value-type="float">
            <text:p>31404099,3424907</text:p>
          </table:table-cell>
          <table:table-cell table:formula="of:=[.B7]/([.A7]*[.A7])" office:value-type="float" office:value="554.698928" calcext:value-type="float">
            <text:p>554,698928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5912888" calcext:value-type="float">
            <text:p>55912888</text:p>
          </table:table-cell>
          <table:table-cell table:formula="of:=[.D$11]*([.A8]*[.A8])" office:value-type="float" office:value="45221903.0531866" calcext:value-type="float">
            <text:p>45221903,0531866</text:p>
          </table:table-cell>
          <table:table-cell table:formula="of:=[.B8]/([.A8]*[.A8])" office:value-type="float" office:value="621.254311111111" calcext:value-type="float">
            <text:p>621,254311111111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1643800" calcext:value-type="float">
            <text:p>171643800</text:p>
          </table:table-cell>
          <table:table-cell table:formula="of:=[.D$11]*([.A9]*[.A9])" office:value-type="float" office:value="80394494.3167762" calcext:value-type="float">
            <text:p>80394494,3167762</text:p>
          </table:table-cell>
          <table:table-cell table:formula="of:=[.B9]/([.A9]*[.A9])" office:value-type="float" office:value="1072.77375" calcext:value-type="float">
            <text:p>1072,77375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13626350" calcext:value-type="float">
            <text:p>313626350</text:p>
          </table:table-cell>
          <table:table-cell table:formula="of:=[.D$11]*([.A10]*[.A10])" office:value-type="float" office:value="101749281.86967" calcext:value-type="float">
            <text:p>101749281,86967</text:p>
          </table:table-cell>
          <table:table-cell table:formula="of:=[.B10]/([.A10]*[.A10])" office:value-type="float" office:value="1548.77209876543" calcext:value-type="float">
            <text:p>1548,7720987654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K_<text:span text:style-name="T1">media</text:span></text:p>
          </table:table-cell>
          <table:table-cell table:style-name="ce1" table:formula="of:=AVERAGE([.D2:.D10])" office:value-type="float" office:value="502.465589479851" calcext:value-type="float">
            <text:p>502,465589479851</text:p>
          </table:table-cell>
          <table:table-cell/>
          <table:table-cell table:style-name="ce1" table:number-columns-repeated="2"/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6">00/00/0000</text:date>, <text:time style:data-style-name="N2" text:time-value="09:04:34.3168824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22:43:37.758508237</meta:creation-date>
    <dc:date>2023-04-16T09:12:17.758201666</dc:date>
    <meta:editing-duration>PT29M29S</meta:editing-duration>
    <meta:editing-cycles>3</meta:editing-cycles>
    <meta:generator>LibreOffice/6.4.7.2$Linux_X86_64 LibreOffice_project/40$Build-2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3.946cm" style:legend-expansion="high" chart:style-name="ch2"/>
        <chart:plot-area chart:style-name="ch3" table:cell-range-address="Hoja1.A1:Hoja1.C11" chart:data-source-has-labels="row" svg:x="0.32cm" svg:y="0.18cm" svg:width="12.534cm" svg:height="8.64cm">
          <chartooo:coordinate-region svg:x="2.286cm" svg:y="0.382cm" svg:width="10.281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11" chart:label-cell-address="Hoja1.B1:Hoja1.B1" chart:class="chart:scatter">
            <chart:domain table:cell-range-address="Hoja1.A2:Hoja1.A11"/>
            <chart:data-point chart:repeated="10"/>
          </chart:series>
          <chart:series chart:style-name="ch7" chart:values-cell-range-address="Hoja1.C2:Hoja1.C11" chart:label-cell-address="Hoja1.C1:Hoja1.C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(n)</text:p>
                <draw:g>
                  <svg:desc>Hoja1.B1:Hoja1.B1</svg:desc>
                </draw:g>
              </table:table-cell>
              <table:table-cell office:value-type="string">
                <text:p>T_teorico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Hoja1.A2:Hoja1.A11</svg:desc>
                </draw:g>
              </table:table-cell>
              <table:table-cell office:value-type="float" office:value="427360">
                <text:p>427360</text:p>
                <draw:g>
                  <svg:desc>Hoja1.B2:Hoja1.B11</svg:desc>
                </draw:g>
              </table:table-cell>
              <table:table-cell office:value-type="float" office:value="4069971.2747868">
                <text:p>4069971.2747868</text:p>
                <draw:g>
                  <svg:desc>Hoja1.C2:Hoja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662981">
                <text:p>662981</text:p>
              </table:table-cell>
              <table:table-cell office:value-type="float" office:value="4534751.94505566">
                <text:p>4534751.945055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915997">
                <text:p>915997</text:p>
              </table:table-cell>
              <table:table-cell office:value-type="float" office:value="5024655.89479851">
                <text:p>5024655.89479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3778290">
                <text:p>3778290</text:p>
              </table:table-cell>
              <table:table-cell office:value-type="float" office:value="11305475.7632967">
                <text:p>11305475.7632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3557861">
                <text:p>13557861</text:p>
              </table:table-cell>
              <table:table-cell office:value-type="float" office:value="20098623.5791941">
                <text:p>20098623.5791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34668683">
                <text:p>34668683</text:p>
              </table:table-cell>
              <table:table-cell office:value-type="float" office:value="31404099.3424907">
                <text:p>31404099.3424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55912888">
                <text:p>55912888</text:p>
              </table:table-cell>
              <table:table-cell office:value-type="float" office:value="45221903.0531866">
                <text:p>45221903.0531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71643800">
                <text:p>171643800</text:p>
              </table:table-cell>
              <table:table-cell office:value-type="float" office:value="80394494.3167762">
                <text:p>80394494.3167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313626350">
                <text:p>313626350</text:p>
              </table:table-cell>
              <table:table-cell office:value-type="float" office:value="101749281.86967">
                <text:p>101749281.869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